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Times, 'Times New Roman'" svg:font-family="Times, 'Times New Roman'" style:font-family-generic="roman"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extbody" style:master-page-name="MP0" style:family="paragraph">
      <style:paragraph-properties fo:break-before="page"/>
    </style:style>
    <style:style style:name="P5" style:parent-style-name="Heading1" style:family="paragraph">
      <style:text-properties fo:font-style="italic" style:font-style-asian="italic" style:font-style-complex="italic"/>
    </style:style>
    <style:style style:name="P6" style:parent-style-name="Normal" style:family="paragraph">
      <style:paragraph-properties fo:text-indent="0.3in"/>
    </style:style>
    <style:style style:name="T7" style:parent-style-name="DefaultParagraphFont" style:family="text">
      <style:text-properties fo:color="#000000"/>
    </style:style>
    <style:style style:name="T8" style:parent-style-name="DefaultParagraphFont" style:family="text">
      <style:text-properties style:font-name="Times New Roman" style:font-name-complex="Times New Roman" fo:color="#000000"/>
    </style:style>
  </office:automatic-styles>
  <office:body>
    <office:text text:use-soft-page-breaks="true">
      <text:p text:style-name="P1"/>
      <text:p text:style-name="Textbody"/>
      <text:p text:style-name="Textbody"/>
      <text:h text:style-name="P5" text:outline-level="1">Charlotte Summitt: The Mystery of the Second Marriage</text:h>
      <text:p text:style-name="P6">Charlotte Summitt was the youngest of twelve siblings, the children of George Summitt and Rosannah Graham Summitt<text:span text:style-name="Footnoteanchor"><text:note text:note-class="footnote" text:id="_ftn0"><text:note-citation>1</text:note-citation><text:note-body><text:p text:style-name="Footnote">Summitt, Paul M. <text:s/>“The Children of George Summitt of Kentucky.” <text:s/>https://www.academia.edu/10847490/The_Children_of_George_Summitt_of_Kentucky</text:p></text:note-body></text:note></text:span><text:s/>of Nicholas County, Kentucky. <text:s/>Born around 1801 in Nicholas County, Kentucky, based on her age as reported in the 1850, 1860, 1870, and 1880 US Censuses<text:span text:style-name="Footnoteanchor"><text:note text:note-class="footnote" text:id="_ftn1"><text:note-citation>2</text:note-citation><text:note-body><text:p text:style-name="Footnote"><text:span text:style-name="T7">1850 US Census; Census Place: District 2, Nicholas, Kentucky; Roll: M432_215; Page: 405B; Image: 268;<text:s/></text:span>1860 US Census; Census Place: District 2, Nicholas, Kentucky; Roll: M653_389; Page: 420; Image: 420; Family History Library Film: 803389; 1870 US Census; Census Place: Precinct 2, Nicholas, Kentucky; Roll: M593_491; Page: 227A; Image: 458; Family History Library Film: 545990; 1880 US Census; Census Place: Head Quarters, Nicholas, Kentucky; Roll: 436; Family History Film: 1254436; Page: 394B; Enumeration District: 090; Image: 0211.</text:p></text:note-body></text:note></text:span>, Charlotte appears as one of the two under ten year old females in George Summitt's entry in the 1810 US Census<text:span text:style-name="Footnoteanchor"><text:note text:note-class="footnote" text:id="_ftn2"><text:note-citation>3</text:note-citation><text:note-body><text:p text:style-name="Footnote">1810 US Census; Census Place: <text:s/>, Nicholas, Kentucky; Roll: 8; Page: 60; Image: 0181353; Family History Library Film: 00067.</text:p></text:note-body></text:note></text:span>, the other would have been Christina, and she appears as one of the two sixteen to twenty-six year old females in George Summit's 1820 US Census<text:span text:style-name="Footnoteanchor"><text:note text:note-class="footnote" text:id="_ftn3"><text:note-citation>4</text:note-citation><text:note-body><text:p text:style-name="Footnote">1820 U S Census; Census Place: <text:s/>, Nicholas, Kentucky; Page: 123; NARA Roll: M33_20; Image: 135. <text:s/>George's last name is only spelled with one t in this Census.</text:p></text:note-body></text:note></text:span>.</text:p>
      <text:p text:style-name="Normal"><text:tab/>According to Kentucky marriage records<text:span text:style-name="Footnoteanchor"><text:note text:note-class="footnote" text:id="_ftn4"><text:note-citation>5</text:note-citation><text:note-body><text:p text:style-name="Footnote">Kentucky Marriage Records. Volume 1; Page 33.</text:p></text:note-body></text:note></text:span>, Michael West and Charlotte Summit were married on January 31, 1826, in Carlisle, Nicholas County, Kentucky. <text:s/>Michael was probably born in Nicholas County, the son of Thomas and Sarah West, as was John, Christina Summitt's husband. <text:s/>Michael and Charlotte were the parents of Ann Eliza West in September of 1827 in Nicholas County.</text:p>
      <text:p text:style-name="Normal"><text:tab/>Michael appears to have died, however, before the 1830 census. <text:s/>Though there is no entry for either Michael or Charlotte West in the 1830 Census, the entry for George Summitt lists one male between the ages of sixty and seventy, one female between the ages of sixty and seventy, one female between the ages of thirty and forty, one female between the ages of twenty and thirty, one male between the ages of ten and fifteen, and two females between the ages of five and ten<text:span text:style-name="Footnoteanchor"><text:note text:note-class="footnote" text:id="_ftn5"><text:note-citation>6</text:note-citation><text:note-body><text:p text:style-name="Footnote">1830 US Census; Census Place: <text:s/>, Nicholas, Kentucky; Page: 220; NARA Series: M19; Roll Number: 40; Family History Film: 0007819.</text:p></text:note-body></text:note></text:span>. <text:s/>If Michael died, it is possible and highly probable that Charlotte and any children would have moved back with her parents in the immediate period after his death. <text:s/>This would have probably made her the one female between the ages of twenty and thirty and Ann Eliza would have been one of the two females between the ages of five and ten. <text:s/>The slightly older female living in the house with two other children, a young boy between ten and fifteen and a young female between five and ten could have been Malinda Summitt Ashbrook and her children. <text:s/>Malinda had two children of the right ages at that point in time and might have been pregnant with her third who was born in 1830, giving her a reason to be at her parents’ home<text:s/><text:soft-page-break/>awaiting birth. <text:s/>A search of the 1830 US Census<text:span text:style-name="Footnoteanchor"><text:note text:note-class="footnote" text:id="_ftn6"><text:note-citation>7</text:note-citation><text:note-body><text:p text:style-name="Footnote">1830 US Census; Census Place: <text:s/>, Nicholas, Kentucky; Page: 181; NARA Series: M19; Roll Number: 40; Family History Film: 0007819.</text:p></text:note-body></text:note></text:span>, however turns up an entry for Andrew A. Ashbrook with one male age thirty to thirty-nine, one female age thirty to thirty-nine, one male age fifteen to nineteen, one male age five to nine, one female age five to nine, and two males under five. <text:s/>This would indicate that the slightly older female than the one we are suggesting was Charlotte was not Malinda as she was at her home with her husband there in Nicholas County. <text:s/>We can also be relatively sure that this woman was not Minerva Storey Summitt, the wife of Jacob, not was she Nancy Johnson Summitt, the wife of Elijah, as they are also listed as being in the households of their husbands there in Nicholas County<text:span text:style-name="Footnoteanchor"><text:note text:note-class="footnote" text:id="_ftn7"><text:note-citation>8</text:note-citation><text:note-body><text:p text:style-name="Footnote"><text:span text:style-name="T8">1830 US Census; Census Place: <text:s/>, Nicholas, Kentucky; Page: 220; NARA Series: M19; Roll Number: 40; Family History Film: 0007819.</text:span></text:p></text:note-body></text:note></text:span>. <text:s/>Margaret Ricketts Summitt, the wife of John Robert, is listed in the 1830 US Census in Fleming County with her husband<text:span text:style-name="Footnoteanchor"><text:note text:note-class="footnote" text:id="_ftn8"><text:note-citation>9</text:note-citation><text:note-body><text:p text:style-name="Footnote">1830 US Census; Census Place: Eastern Division, Fleming, Kentucky; Page: 75; NARA Series: M19; Roll Number: 36; Family History Film: 0007815.</text:p></text:note-body></text:note></text:span>. <text:s/>Mariah Barnett Summitt, wife of James, might be a possibility. <text:s/>At this point in time no entry for James has been found in the 1830 Census but an examination of the ages of the children don't match up with the known children of the couple. <text:s/>The results of this examination suggest that the two female entries, one older and one younger, in the household of George Summitt in 1830 are probably Charlotte and her child Ann Eliza but the other woman and two children will remain a mystery at this point in time pending further information.</text:p>
      <text:p text:style-name="Normal"><text:tab/>According to a GEDCOM file imported from James Allen Summitt, Charlotte married a Michael West on 22 February 1826. <text:s/>West apparently died sometime between that date and the 1830 Federal Census where Charlotte is listed in George’s household. <text:s/>On July 3, 1834, Charlotte married<text:s/>John Smith Wyatt<text:span text:style-name="FootnoteReference"><text:note text:note-class="footnote" text:id="_ftn9"><text:note-citation>10</text:note-citation><text:note-body><text:p text:style-name="FootnoteText"><text:s/>From Glen Summit's Notes: imported from James Allen Summitt's GEDCOM<text:s/>file</text:p></text:note-body></text:note></text:span>. <text:s/>In George's 1838 will she is listed as Charlotte Wyatt. <text:s/>On May 22, 1845, Charlotte married Jefferson Feeback<text:span text:style-name="FootnoteReference"><text:note text:note-class="footnote" text:id="_ftn10"><text:note-citation>11</text:note-citation><text:note-body><text:p text:style-name="FootnoteText"><text:s/>Early Nicholas County Marriages, Kentucky State Library, Frankfort, as transcribed by Myron and Mary Elizabeth Robbins</text:p></text:note-body></text:note></text:span>. <text:s/>Yet, in the 1850 US Census for Nicholas County Kentucky<text:span text:style-name="Footnoteanchor"><text:note text:note-class="footnote" text:id="_ftn11"><text:note-citation>12</text:note-citation><text:note-body><text:p text:style-name="Footnote">Census Year: 1850; Census Place: District 2, Nicholas, Kentucky; Roll: M432_215; Page: 405B; Image: 268.</text:p></text:note-body></text:note></text:span><text:s/>in the home headed by Rosanna Summit, George's widow, Charlotte is listed as Charlotte West. She is also listed as Sharlott West in the 1860<text:span text:style-name="Footnoteanchor"><text:note text:note-class="footnote" text:id="_ftn12"><text:note-citation>13</text:note-citation><text:note-body><text:p text:style-name="Footnote">Census Year: 1860; Census Place: District 2, Nicholas, Kentucky; Roll: M653_389; Page: 420; Image: 420; Family History Library Film: 803389.</text:p></text:note-body></text:note></text:span><text:s/>and 1870<text:span text:style-name="Footnoteanchor"><text:note text:note-class="footnote" text:id="_ftn13"><text:note-citation>14</text:note-citation><text:note-body><text:p text:style-name="Footnote">Census Year: 1870; Census Place: Precinct 2, Nicholas, Kentucky; Roll: M593_491; Page: 227A; Image: 458; Family History Library Film: 545990.</text:p></text:note-body></text:note></text:span><text:s/>US Census for Nicholas County, and as Charlotte West in the 1880 US Census<text:span text:style-name="Footnoteanchor"><text:note text:note-class="footnote" text:id="_ftn14"><text:note-citation>15</text:note-citation><text:note-body><text:p text:style-name="Footnote">Census Year: 1880; Census Place: Head Quarters, Nicholas, Kentucky; Roll: 436; Family History Film: 1254436; Page: 394B; Enumeration District: 090; Image: 0211.</text:p></text:note-body></text:note></text:span>.</text:p>
      <text:p text:style-name="Normal"><text:tab/>John Smith Wyatt was born probably in what would become Kentucky about 1796, the son of William and Rebecca Pearl Wyatt. <text:s/>According to Kentucky Marriage Records<text:span text:style-name="Footnoteanchor"><text:note text:note-class="footnote" text:id="_ftn15"><text:note-citation>16</text:note-citation><text:note-body><text:p text:style-name="Footnote">Dodd, Jordan. Kentucky Marriages, 1802-1850 [database on-line]. Provo, UT, USA: Ancestry.com Operations Inc, 1997.</text:p></text:note-body></text:note></text:span>, John S. Wyatt married Margaret Grigsby on 13 Sept 1819 in Nelson County, Kentucky. <text:s/>According to her tombstone, Margaret was born in Nelson County on 13 April 1800<text:span text:style-name="Footnoteanchor"><text:note text:note-class="footnote" text:id="_ftn16"><text:note-citation>17</text:note-citation><text:note-body><text:p text:style-name="Footnote">Ancestry.com. Web: Missouri, Find A Grave Index, 1812-2012 [database on-line]. Provo, UT, USA: Ancestry.com Operations, Inc., 2012.</text:p></text:note-body></text:note></text:span>. <text:s/>This would make her 19 to 20 years old at the time of the 1820 census. <text:s/>According to John Wiatt entry in the 1820 US Census for Nelson County, Kentucky, however, the household only lists one free white male 16<text:s/><text:soft-page-break/>through 25, the entry for John, and one free white male under 10<text:span text:style-name="Footnoteanchor"><text:note text:note-class="footnote" text:id="_ftn17"><text:note-citation>18</text:note-citation><text:note-body><text:p text:style-name="Footnote">1820 U S Census; Census Place: Bradstown, Nelson, Kentucky; Page: 200; NARA Roll: M33_19; Image: 177.</text:p></text:note-body></text:note></text:span>. <text:s/>There are no free white females in the listing at all. <text:s/>By the 1830 US Census, John has moved to Missouri. <text:s/>His entry appears in the 1830 US Census listing for Charette, Montgomery County, Missouri<text:span text:style-name="Footnoteanchor"><text:note text:note-class="footnote" text:id="_ftn18"><text:note-citation>19</text:note-citation><text:note-body><text:p text:style-name="Footnote">1830 US Census; Census Place: Charette, Montgomery, Missouri; Page: 210; NARA Series: M19; Roll Number: 72; Family History Film: 0014853.</text:p></text:note-body></text:note></text:span><text:s/>and lists two free white males under 10, one free white male 10 to 14, two free white males 30 to 39, two free white females under 5, one free white female 20 to 29, and one free white female 30 to 29. <text:s/>The other male and female over 20 in the listing is probably John's brother Lewis Lunsford and his wife Annie Caroline Tutt who were also early Missouri pioneer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Times, 'Times New Roman'" svg:font-family="Times, 'Times New Roman'" style:font-family-generic="roman" style:font-pitch="variable"/>
    <style:font-face style:name="Symbol" style:font-charset="x-symbol" svg:font-family="Symbol" style:font-family-generic="roman" style:font-pitch="variable" svg:panose-1="5 5 1 2 1 7 6 2 5 7"/>
    <style:font-face style:name="Mangal" svg:font-family="Mangal" style:font-family-generic="roman" style:font-pitch="variable" svg:panose-1="0 0 4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Textbody" style:default-outline-level="1">
      <style:paragraph-properties fo:text-align="center" fo:line-height="200%"/>
      <style:text-properties style:font-name="Times New Roman" style:font-name-complex="Times New Roman" fo:hyphenate="false"/>
    </style:style>
    <style:style style:name="Heading2" style:display-name="Heading 2" style:family="paragraph" style:parent-style-name="Standard" style:next-style-name="Standard" style:default-outline-level="2">
      <style:paragraph-properties fo:line-height="200%"/>
      <style:text-properties style:font-name="Times New Roman" style:font-name-complex="Times New Roman" fo:font-style="italic" style:font-style-asian="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Times New Roman'" style:font-name-asian="Times New Roman" style:font-name-complex="Times, 'Times New Roman'"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style:font-name-complex="Tahoma" fo:font-size="14pt" style:font-size-asian="14pt" style:font-size-complex="14pt" fo:hyphenate="false"/>
    </style:style>
    <style:style style:name="Textbody" style:display-name="Text body" style:family="paragraph" style:parent-style-name="Standard">
      <style:paragraph-properties fo:line-height="200%" fo:text-indent="0.375in"/>
      <style:text-properties style:font-name="Times New Roman" style:font-name-complex="Times New Roman"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style:font-name="Times New Roman" style:font-name-complex="Times New Roman"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Numberedlist" style:display-name="Numbered list" style:family="paragraph" style:parent-style-name="Standard" style:list-style-name="WW8Num2">
      <style:paragraph-properties fo:line-height="200%"/>
      <style:text-properties style:font-name="Times New Roman" style:font-name-complex="Times New Roman" fo:hyphenate="false"/>
    </style:style>
    <style:style style:name="BlockText" style:display-name="Block Text" style:family="paragraph" style:parent-style-name="Textbody">
      <style:paragraph-properties fo:text-indent="0in"/>
      <style:text-properties fo:hyphenate="false"/>
    </style:style>
    <style:style style:name="Quotation" style:display-name="Quotation" style:family="paragraph" style:parent-style-name="Textbody">
      <style:paragraph-properties fo:margin-left="0.3798in" fo:text-indent="0in">
        <style:tab-stops/>
      </style:paragraph-properties>
      <style:text-properties fo:hyphenate="false"/>
    </style:style>
    <style:style style:name="Reference" style:display-name="Reference" style:family="paragraph" style:parent-style-name="Textbody">
      <style:paragraph-properties fo:margin-left="0.3798in" fo:text-indent="-0.3798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Headerright" style:display-name="Header right"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style style:name="WW8Num5z0" style:display-name="WW8Num5z0" style:family="text">
      <style:text-properties style:font-name="Symbol" style:font-name-asian="Symbol" style:font-name-complex="Symbol"/>
    </style:style>
    <style:style style:name="WW8Num6z0" style:display-name="WW8Num6z0" style:family="text">
      <style:text-properties style:font-name="Symbol" style:font-name-asian="Symbol" style:font-name-complex="Symbol"/>
    </style:style>
    <style:style style:name="WW8Num7z0" style:display-name="WW8Num7z0" style:family="text">
      <style:text-properties style:font-name="Symbol" style:font-name-asian="Symbol" style:font-name-complex="Symbol"/>
    </style:style>
    <style:style style:name="WW8Num8z0" style:display-name="WW8Num8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harChar2" style:display-name="Char Char2" style:family="text" style:parent-style-name="DefaultParagraphFont">
      <style:text-properties fo:font-size="12pt" style:font-size-asian="12pt" fo:language="en" fo:country="US" style:language-complex="ar" style:country-complex="SA"/>
    </style:style>
    <style:style style:name="CharChar1" style:display-name="Char Char1" style:family="text" style:parent-style-name="DefaultParagraphFont">
      <style:text-properties fo:font-size="12pt" style:font-size-asian="12pt" fo:language="en" fo:country="US" style:language-complex="ar" style:country-complex="SA"/>
    </style:style>
    <style:style style:name="CharChar" style:display-name="Char Char" style:family="text" style:parent-style-name="CharChar1">
      <style:text-properties fo:font-size="12pt" style:font-size-asian="12pt" fo:language="en" fo:country="US" style:language-complex="ar" style:country-complex="SA"/>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text-properties style:text-position="super 66.6%"/>
    </style:style>
    <style:style style:name="WW-EndnoteCharacters" style:display-name="WW-Endnote Characters" style:family="text"/>
    <style:style style:name="Endnoteanchor" style:display-name="Endnote anchor" style:family="text">
      <style:text-properties style:text-position="super 66.6%"/>
    </style:style>
    <text:list-style style:name="WW8Num1" style:display-name="WW8Num1">
      <text:list-level-style-number text:level="1" style:num-list-format-name="NLF0"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list-format-name="NLF0"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list-format-name="NLF0"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list-format-name="NLF0"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list-format-name="NLF0"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list-format-name="NLF0"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list-format-name="NLF0"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list-format-name="NLF0"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list-format-name="NLF0"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list-style style:name="WW8Num2" style:display-name="WW8Num2">
      <text:list-level-style-number text:level="1" style:num-suffix="." style:num-list-format-name="NLF1" style:num-format="1">
        <style:list-level-properties text:space-before="0.375in" text:min-label-width="0.25in" text:list-level-position-and-space-mode="label-alignment">
          <style:list-level-label-alignment text:label-followed-by="listtab" fo:margin-left="0.6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FootnoteText" style:display-name="Footnote Text" style:family="paragraph" style:parent-style-name="Normal">
      <style:text-properties style:font-name-complex="Mangal" fo:font-size="10pt" style:font-size-asian="10pt" style:font-size-complex="9pt" fo:hyphenate="false"/>
    </style:style>
    <style:style style:name="FootnoteTextChar" style:display-name="Footnote Text Char" style:family="text" style:parent-style-name="DefaultParagraphFont">
      <style:text-properties style:font-name-complex="Mangal" fo:font-size="10pt" style:font-size-asian="10pt" style:font-size-complex="9pt"/>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left" style:position="6.1875in"/>
        </style:tab-stops>
      </style:paragraph-properties>
    </style:style>
    <style:style style:name="T3" style:parent-style-name="DefaultParagraphFont" style:family="text">
      <style:text-properties fo:font-style="italic" style:font-style-asian="italic" style:font-style-complex="italic"/>
    </style:style>
    <style:style style:name="T4" style:parent-style-name="DefaultParagraphFont" style:family="text">
      <style:text-properties style:font-name-asian="Times, 'Times New Roman'"/>
    </style:style>
  </office:automatic-styles>
  <office:master-styles>
    <style:master-page style:name="MP0" style:page-layout-name="PL0">
      <style:header>
        <text:p text:style-name="P2"><text:span text:style-name="T3">Charlotte Summitt: The Mystery of the Second Marriage</text:span><text:tab/><text:s text:c="5"/><text:span text:style-name="PageNumber"><text:page-number text:fixed="false">6</text:page-number></text:span></text:p>
      </style:header>
      <style:footer>
        <text:p text:style-name="Standard"><text:word-count style:num-format="1">1596</text:word-count><text:span text:style-name="T4"><text:s/></text:span>word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PA 6th Edition paper Template</dc:title>
    <dc:description>Set up the document according to what my University gave me so i could use open office easier</dc:description>
    <dc:subject>APA 6th Template</dc:subject>
    <meta:keyword>APA6thtemplate</meta:keyword>
    <meta:initial-creator>Paul M. Summitt</meta:initial-creator>
    <dc:creator>Paul M. Summitt</dc:creator>
    <meta:creation-date>2014-02-14T20:27:00Z</meta:creation-date>
    <dc:date>2024-11-26T21:36:00Z</dc:date>
    <meta:template xlink:href="Normal" xlink:type="simple"/>
    <meta:editing-cycles>2</meta:editing-cycles>
    <meta:editing-duration>PT967980S</meta:editing-duration>
    <meta:user-defined meta:name="License">GPL Should work here</meta:user-defined>
    <meta:user-defined meta:name="_TemplateID">TC100763231033</meta:user-defined>
    <meta:document-statistic meta:page-count="3" meta:paragraph-count="10" meta:word-count="808" meta:character-count="5405" meta:row-count="38" meta:non-whitespace-character-count="4607"/>
  </office:meta>
</office:document-meta>
</file>